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Report – Development of Repository Starformation</text:p>
      <text:p text:style-name="Standard">by Andreas Baumbach</text:p>
      <text:p text:style-name="Standard"/>
      <text:p text:style-name="Standard"/>
      <text:p text:style-name="Standard"/>
      <text:p text:style-name="Standard">This text will cover the development of the starformation-repository. The repository was developed by Andreas Baumbach in the frame of a project-internship with Thomas Robitaille in March and April 2013. In order for the author to learn Python as an additional programming language, the aim of the internship was to develop a set of scripts, which could:</text:p>
      <text:p text:style-name="Standard"><text:tab/>simulate a star-formation-site in the sense, that it would give an inventory of the stars at the site</text:p>
      <text:p text:style-name="Standard"><text:tab/>calculate the observable properties of those stars</text:p>
      <text:p text:style-name="Standard"><text:tab/>apply the selection criteria used by Immer et al. 2011 and Yusef-Zadeh et al. 2009</text:p>
      <text:p text:style-name="Standard"><text:tab/>compare the expected number of star to the actually observed number of stars</text:p>
      <text:p text:style-name="Standard"><text:tab/>and calculate the implied starformationrate</text:p>
      <text:p text:style-name="Standard"/>
      <text:p text:style-name="Standard"/>
      <text:p text:style-name="Standard">We assumed a constant starformationrate and a Kouper IMF as underlying distributions for age and mass, i.e. the ages are uniformly distributed and the mass distribution is a broken power law. For the transformation from mass and age to fluxes we used a grid of 20.000 models with ten viewing angles each ([…..]). According to those distributions we took our sample of stars and fitted them to the flux-models, using a uniformly random number for the viewing angle. These obtained fluxes are then corrected for interstellar extinction and distance.</text:p>
      <text:p text:style-name="Standard">Then we apply the selection criteria from Yusef-Zadeh et al., 2009, i.e.</text:p>
      <text:p text:style-name="Standard"><text:tab/>[24] &lt; -([8]-[24])*10/3 +13/3</text:p>
      <text:p text:style-name="Standard"><text:tab/>0.0 &lt; [24] &lt; 8.0</text:p>
      <text:p text:style-name="Standard">where [24] is the magnitude at 24 microns and [8] the magnitude at 8 microns. We then compare the number of selected stars with the actual observed number of stars (559 in <text:s/>Yusef-Zadeh et al., 2009). From this we calculate the actual starformationrate by</text:p>
      <text:p text:style-name="Standard"><text:tab/>m = m' * n / n'</text:p>
      <text:p text:style-name="Standard">where m is the actual starformationrate, m' is the starformationrate used in the simulation, n is the observed number of stars (n=559) and n' is the selected number of stars.</text:p>
      <text:p text:style-name="Standard">We ran this simulation with a number of parameter sets varying</text:p>
      <text:p text:style-name="Standard"><text:tab/>the visual extinction <text:tab/><text:tab/>AV</text:p>
      <text:p text:style-name="Standard"><text:tab/>the aperture size<text:tab/><text:tab/>apera</text:p>
      <text:p text:style-name="Standard"><text:tab/>maximum age<text:tab/><text:tab/><text:tab/>maxage</text:p>
      <text:p text:style-name="Standard">as a minimum age we chose 1000 years, as this is the lower bound of models we had. The maximum age was varied between 10^5 and 10^7 years, the aperture size from 10^2 to 10^5 AU and the visual extinction from 10 to 50 mag. The age and the aperture size were sampled in log, the visual extinction in linear space.</text:p>
      <text:p text:style-name="Standard">We also investigated the distribution of selected masses and ages versus the complete distribution of masses and ages.</text:p>
      <text:p text:style-name="Standard"/>
      <text:p text:style-name="Standard"/>
      <text:p text:style-name="Standard"/>
      <text:p text:style-name="Standard"/>
      <text:p text:style-name="Standard"/>
      <text:p text:style-name="Standard"/>
      <text:p text:style-name="Standard"/>
      <text:p text:style-name="Standard"><text:soft-page-break/>The development started with the principle understanding of the underlying distributions and how to sample from those distributions. This is the only part, where an own solution was used instead of an publicly available solution from numpy or scipy.</text:p>
      <text:p text:style-name="Standard">The main script (starformation.py) produces a number of stars with sampled masses and ages. For those stars it takes a fitting model out of the provided models. (20.000 stellar flux models of ([…...]) using a s cipy.spatial.cKDTree). Because we have 10 viewing angles per model as data available, we also sample the viewing angle randomly (numpy.random). From the models we get the fluxes of the stars in different filters. Those are corrected for distance (8 kpc to galactic center) and extinction (according to <text:a xlink:type="simple" xlink:href="http://caravan.astro.wisc.edu/protostars/info.php?topic=sedfitter_results">http://caravan.astro.wisc.edu/protostars/info.php?topic=sedfitter_results</text:a> using the provided visual extinction)</text:p>
      <text:p text:style-name="Standard">The script returns a fits-file containing the </text:p>
      <text:p text:style-name="Standard"/>
      <text:p text:style-name="Standard"/>
      <text:p text:style-name="Standard"/>
      <text:p text:style-name="Standard">For those sampled stars the nearest neighbor fit in the 20.000 stellar flux models of ([…...]) is found (using a cipy.spatial.cKDTree).</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8T14:14:22</meta:creation-date>
    <dc:date>2013-04-10T11:03:20</dc:date>
    <meta:editing-duration>PT8H26M30S</meta:editing-duration>
    <meta:editing-cycles>6</meta:editing-cycles>
    <meta:generator>LibreOffice/3.3$Unix LibreOffice_project/330m19$Build-401</meta:generator>
    <meta:document-statistic meta:table-count="0" meta:image-count="0" meta:object-count="0" meta:page-count="2" meta:paragraph-count="25" meta:word-count="572" meta:character-count="3507"/>
  </office:meta>
</office:document-meta>
</file>